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5618in"/>
    </style:style>
    <style:style style:name="co4" style:family="table-column">
      <style:table-column-properties fo:break-before="auto" style:column-width="3.3535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5.29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vettin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TIC</text:p>
          </table:table-cell>
          <table:table-cell table:style-name="ce1" office:value-type="string">
            <text:p>eb_score</text:p>
          </table:table-cell>
          <table:table-cell table:style-name="ce1" office:value-type="string">
            <text:p>Disposition</text:p>
          </table:table-cell>
          <table:table-cell table:style-name="ce1" office:value-type="string">
            <text:p>EB-Type</text:p>
          </table:table-cell>
          <table:table-cell table:style-name="ce1" office:value-type="string">
            <text:p>Epoch</text:p>
          </table:table-cell>
          <table:table-cell table:style-name="ce1" office:value-type="string">
            <text:p>Duration_hr</text:p>
          </table:table-cell>
          <table:table-cell table:style-name="ce1" office:value-type="string">
            <text:p>Period</text:p>
          </table:table-cell>
          <table:table-cell table:style-name="ce1" office:value-type="string">
            <text:p>Depth_Pct</text:p>
          </table:table-cell>
          <table:table-cell table:style-name="ce1" office:value-type="string">
            <text:p>Epoch_2nd</text:p>
          </table:table-cell>
          <table:table-cell table:style-name="ce1" office:value-type="string">
            <text:p>R_companion_estimate_in_R_j</text:p>
          </table:table-cell>
          <table:table-cell table:style-name="ce1" office:value-type="string">
            <text:p>Eclipse Params Source</text:p>
          </table:table-cell>
          <table:table-cell table:style-name="ce1" office:value-type="string">
            <text:p>TESSEB</text:p>
          </table:table-cell>
          <table:table-cell table:style-name="ce1" office:value-type="string">
            <text:p>EB Morphology</text:p>
          </table:table-cell>
          <table:table-cell table:style-name="ce1" office:value-type="string">
            <text:p>Matching TCE</text:p>
          </table:table-cell>
          <table:table-cell table:style-name="ce1" office:value-type="string">
            <text:p>Contamination_Candidate</text:p>
          </table:table-cell>
          <table:table-cell table:style-name="ce1" office:value-type="string">
            <text:p>Additional Features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float" office:value="143669444">
            <text:p>143669444</text:p>
          </table:table-cell>
          <table:table-cell office:value-type="float" office:value="11">
            <text:p>11</text:p>
          </table:table-cell>
          <table:table-cell office:value-type="string">
            <text:p>FP</text:p>
          </table:table-cell>
          <table:table-cell table:number-columns-repeated="8"/>
          <table:table-cell office:value-type="string">
            <text:p>T</text:p>
          </table:table-cell>
          <table:table-cell office:value-type="float" office:value="0.842">
            <text:p>0.842</text:p>
          </table:table-cell>
          <table:table-cell table:number-columns-repeated="3"/>
          <table:table-cell office:value-type="string">
            <text:p>VSX: ACV/ELL , from a 2015 paper (2015arXiv150701112B) looking for ACV (table 3)</text:p>
          </table:table-cell>
        </table:table-row>
        <table:table-row table:style-name="ro2">
          <table:table-cell office:value-type="float" office:value="198537349">
            <text:p>198537349</text:p>
          </table:table-cell>
          <table:table-cell office:value-type="float" office:value="7">
            <text:p>7</text:p>
          </table:table-cell>
          <table:table-cell office:value-type="string">
            <text:p>EBC:</text:p>
          </table:table-cell>
          <table:table-cell office:value-type="string">
            <text:p>EA</text:p>
          </table:table-cell>
          <table:table-cell office:value-type="float" office:value="1691.16765682442">
            <text:p>1691.1676568244</text:p>
          </table:table-cell>
          <table:table-cell office:value-type="float" office:value="4.143">
            <text:p>4.143</text:p>
          </table:table-cell>
          <table:table-cell office:value-type="float" office:value="9.57855635061054">
            <text:p>9.5785563506</text:p>
          </table:table-cell>
          <table:table-cell office:value-type="float" office:value="6.8">
            <text:p>6.8</text:p>
          </table:table-cell>
          <table:table-cell table:number-columns-repeated="2"/>
          <table:table-cell office:value-type="string">
            <text:p>TESSEB</text:p>
          </table:table-cell>
          <table:table-cell office:value-type="string">
            <text:p>A</text:p>
          </table:table-cell>
          <table:table-cell office:value-type="float" office:value="0.106">
            <text:p>0.106</text:p>
          </table:table-cell>
          <table:table-cell office:value-type="string">
            <text:p>Yes-Primary</text:p>
          </table:table-cell>
          <table:table-cell office:value-type="string">
            <text:p>None</text:p>
          </table:table-cell>
          <table:table-cell/>
          <table:table-cell office:value-type="string">
            <text:p>ASASSN: ROT: | TESSEB: A <text:s/>with low morphology | eye test looked okay, but no secondary observed</text:p>
          </table:table-cell>
        </table:table-row>
        <table:table-row table:style-name="ro2">
          <table:table-cell office:value-type="float" office:value="281581467">
            <text:p>281581467</text:p>
          </table:table-cell>
          <table:table-cell office:value-type="float" office:value="7">
            <text:p>7</text:p>
          </table:table-cell>
          <table:table-cell office:value-type="string">
            <text:p>EBC</text:p>
          </table:table-cell>
          <table:table-cell office:value-type="string">
            <text:p>EA</text:p>
          </table:table-cell>
          <table:table-cell office:value-type="float" office:value="2037.2852599998">
            <text:p>2037.2852599998</text:p>
          </table:table-cell>
          <table:table-cell office:value-type="float" office:value="4.7531">
            <text:p>4.7531</text:p>
          </table:table-cell>
          <table:table-cell table:formula="of:=1.9954631*2" office:value-type="float" office:value="3.9909262">
            <text:p>3.9909262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CE</text:p>
          </table:table-cell>
          <table:table-cell office:value-type="string">
            <text:p>F</text:p>
          </table:table-cell>
          <table:table-cell/>
          <table:table-cell office:value-type="string">
            <text:p>Yes-1-Half-Period</text:p>
          </table:table-cell>
          <table:table-cell office:value-type="string">
            <text:p>None</text:p>
          </table:table-cell>
          <table:table-cell office:value-type="string">
            <text:p>ROT:</text:p>
          </table:table-cell>
          <table:table-cell office:value-type="string">
            <text:p>VSX: ROT: | TCE: TIC281581467S0001-S0039TCE_1 | eye test confirmed both EA and ROT</text:p>
          </table:table-cell>
        </table:table-row>
        <table:table-row table:style-name="ro3">
          <table:table-cell office:value-type="float" office:value="4200337">
            <text:p>4200337</text:p>
          </table:table-cell>
          <table:table-cell office:value-type="float" office:value="6">
            <text:p>6</text:p>
          </table:table-cell>
          <table:table-cell office:value-type="string">
            <text:p>FP</text:p>
          </table:table-cell>
          <table:table-cell table:number-columns-repeated="8"/>
          <table:table-cell office:value-type="string">
            <text:p>-</text:p>
          </table:table-cell>
          <table:table-cell/>
          <table:table-cell office:value-type="string">
            <text:p>Yes-FP</text:p>
          </table:table-cell>
          <table:table-cell office:value-type="string">
            <text:p>TIC 4200340</text:p>
          </table:table-cell>
          <table:table-cell/>
          <table:table-cell office:value-type="string">
            <text:p>centroid offset in TCE s0032-s0032:TCE1 | the contaminant has a matching VSX entry oid=77442 | the VSX xmatch result is possibly incorrect that one might look into.</text:p>
          </table:table-cell>
        </table:table-row>
        <table:table-row table:style-name="ro2">
          <table:table-cell office:value-type="float" office:value="77209028">
            <text:p>77209028</text:p>
          </table:table-cell>
          <table:table-cell office:value-type="float" office:value="6">
            <text:p>6</text:p>
          </table:table-cell>
          <table:table-cell office:value-type="string">
            <text:p>EBC</text:p>
          </table:table-cell>
          <table:table-cell office:value-type="string">
            <text:p>EA</text:p>
          </table:table-cell>
          <table:table-cell office:value-type="float" office:value="1412.00630890266">
            <text:p>1412.0063089027</text:p>
          </table:table-cell>
          <table:table-cell office:value-type="float" office:value="2">
            <text:p>2</text:p>
          </table:table-cell>
          <table:table-cell office:value-type="float" office:value="1.13776951571201">
            <text:p>1.1377695157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string">
            <text:p>TESSEB</text:p>
          </table:table-cell>
          <table:table-cell office:value-type="string">
            <text:p>T</text:p>
          </table:table-cell>
          <table:table-cell office:value-type="float" office:value="0.538">
            <text:p>0.538</text:p>
          </table:table-cell>
          <table:table-cell office:value-type="string">
            <text:p>Yes-1-Half-Period</text:p>
          </table:table-cell>
          <table:table-cell office:value-type="string">
            <text:p>None</text:p>
          </table:table-cell>
          <table:table-cell office:value-type="string">
            <text:p>ROT</text:p>
          </table:table-cell>
          <table:table-cell office:value-type="string">
            <text:p>SIMBAD, VSX: ROT | TCE: s0001-s0006:TCE1 <text:s/>| eye tests confirmed both ROT and EA</text:p>
          </table:table-cell>
        </table:table-row>
        <table:table-row table:style-name="ro2" table:number-rows-repeated="19">
          <table:table-cell table:number-columns-repeated="17"/>
        </table:table-row>
        <table:table-row table:style-name="ro2">
          <table:table-cell office:value-type="float" office:value="288312840">
            <text:p>288312840</text:p>
          </table:table-cell>
          <table:table-cell office:value-type="float" office:value="6">
            <text:p>6</text:p>
          </table:table-cell>
          <table:table-cell office:value-type="string">
            <text:p>EBC</text:p>
          </table:table-cell>
          <table:table-cell office:value-type="string">
            <text:p>EA</text:p>
          </table:table-cell>
          <table:table-cell office:value-type="float" office:value="1683.9505">
            <text:p>1683.9505</text:p>
          </table:table-cell>
          <table:table-cell office:value-type="float" office:value="1.2886">
            <text:p>1.2886</text:p>
          </table:table-cell>
          <table:table-cell office:value-type="float" office:value="0.758813">
            <text:p>0.758813</text:p>
          </table:table-cell>
          <table:table-cell office:value-type="float" office:value="4.0009">
            <text:p>4.0009</text:p>
          </table:table-cell>
          <table:table-cell/>
          <table:table-cell office:value-type="float" office:value="1.856">
            <text:p>1.856</text:p>
          </table:table-cell>
          <table:table-cell office:value-type="string">
            <text:p>TCE</text:p>
          </table:table-cell>
          <table:table-cell office:value-type="string">
            <text:p>T</text:p>
          </table:table-cell>
          <table:table-cell office:value-type="float" office:value="0.733">
            <text:p>0.733</text:p>
          </table:table-cell>
          <table:table-cell office:value-type="string">
            <text:p>Yes-2</text:p>
          </table:table-cell>
          <table:table-cell office:value-type="string">
            <text:p>None</text:p>
          </table:table-cell>
          <table:table-cell office:value-type="string">
            <text:p>ROT; flares</text:p>
          </table:table-cell>
          <table:table-cell office:value-type="string">
            <text:p>SIMBAD,VSX,ASASSN: ROT | TCE: s0014-s0041:TCE1 , s0014-s0041:TCE2 ; eye tests confirmed both ROT and EA</text:p>
          </table:table-cell>
        </table:table-row>
      </table:table>
      <table:table table:name="glossary" table:style-name="ta1" table:print="false">
        <table:table-column table:style-name="co5" table:number-columns-repeated="2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office:value-type="string">
            <text:p>Vetting Results</text:p>
          </table:table-cell>
          <table:table-cell office:value-type="string">
            <text:p>Disposition</text:p>
          </table:table-cell>
          <table:table-cell office:value-type="string">
            <text:p>Vetting result. See Disposition below</text:p>
          </table:table-cell>
        </table:table-row>
        <table:table-row table:style-name="ro3">
          <table:table-cell office:value-type="string">
            <text:p>Vetting Results</text:p>
          </table:table-cell>
          <table:table-cell office:value-type="string">
            <text:p>EB-Type</text:p>
          </table:table-cell>
          <table:table-cell office:value-type="string">
            <text:p>eclipsing binary subtype when applicable. Use AAVSO VSX notation</text:p>
          </table:table-cell>
        </table:table-row>
        <table:table-row table:style-name="ro4">
          <table:table-cell office:value-type="string">
            <text:p>Vetting Results</text:p>
          </table:table-cell>
          <table:table-cell office:value-type="string">
            <text:p>R_companion_estimate_in_R_j</text:p>
          </table:table-cell>
          <table:table-cell office:value-type="string">
            <text:p>A very rough estimate of the radius of the companion object in R_jupiter. </text:p>
            <text:p>- Its usage is to serve as a yellow flag for contamination. (If it is very small, it's more likely that the target is contaminated).</text:p>
            <text:p>- The estimate is very rough, and should be a lower bound because the estimate sources all assume the companion is a planet, emting no light in TESS specturm. </text:p>
            <text:p>- Specifically, the estimate comes from either a TCE, or a back-of-envelope estimate based on R_star and eclipse depth alone.</text:p>
          </table:table-cell>
        </table:table-row>
        <table:table-row table:style-name="ro3">
          <table:table-cell office:value-type="string">
            <text:p>Vetting Results</text:p>
          </table:table-cell>
          <table:table-cell office:value-type="string">
            <text:p>Matching TCE</text:p>
          </table:table-cell>
          <table:table-cell office:value-type="string">
            <text:p>Signify whether TCEs are used to identify the eclipses. See below for details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Disposition</text:p>
          </table:table-cell>
          <table:table-cell office:value-type="string">
            <text:p>EBC</text:p>
          </table:table-cell>
          <table:table-cell office:value-type="string">
            <text:p>Eclipsing Binary Candidate</text:p>
          </table:table-cell>
        </table:table-row>
        <table:table-row table:style-name="ro2">
          <table:table-cell office:value-type="string">
            <text:p>Disposition</text:p>
          </table:table-cell>
          <table:table-cell office:value-type="string">
            <text:p>EBC:</text:p>
          </table:table-cell>
          <table:table-cell office:value-type="string">
            <text:p>Eclipsing Binary Candidate, with reservation</text:p>
          </table:table-cell>
        </table:table-row>
        <table:table-row table:style-name="ro2">
          <table:table-cell office:value-type="string">
            <text:p>Disposition</text:p>
          </table:table-cell>
          <table:table-cell office:value-type="string">
            <text:p>FP</text:p>
          </table:table-cell>
          <table:table-cell office:value-type="string">
            <text:p>False Positive</text:p>
          </table:table-cell>
        </table:table-row>
        <table:table-row table:style-name="ro2">
          <table:table-cell office:value-type="string">
            <text:p>Disposition</text:p>
          </table:table-cell>
          <table:table-cell office:value-type="string">
            <text:p>FP-PC:</text:p>
          </table:table-cell>
          <table:table-cell office:value-type="string">
            <text:p>False Positive - target is possibly a planet candidate</text:p>
          </table:table-cell>
        </table:table-row>
        <table:table-row table:style-name="ro3">
          <table:table-cell office:value-type="string">
            <text:p>Disposition</text:p>
          </table:table-cell>
          <table:table-cell office:value-type="string">
            <text:p>KEB</text:p>
          </table:table-cell>
          <table:table-cell office:value-type="string">
            <text:p>Known Eclipsing Binary, including those listed in other catalogs and those identified as eclipsing binary by ExoFOP.</text:p>
          </table:table-cell>
        </table:table-row>
        <table:table-row table:style-name="ro2">
          <table:table-cell office:value-type="string">
            <text:p>Disposition</text:p>
          </table:table-cell>
          <table:table-cell office:value-type="string">
            <text:p>NEB</text:p>
          </table:table-cell>
          <table:table-cell office:value-type="string">
            <text:p>Nearby Eclipsing Binary, including blended ones.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Matching TCE</text:p>
          </table:table-cell>
          <table:table-cell office:value-type="string">
            <text:p>Yes-1-Half-Period</text:p>
          </table:table-cell>
          <table:table-cell office:value-type="string">
            <text:p>A single TCE matches both primary and secondary (thus at half period)</text:p>
          </table:table-cell>
        </table:table-row>
        <table:table-row table:style-name="ro3">
          <table:table-cell office:value-type="string">
            <text:p>Matching TCE</text:p>
          </table:table-cell>
          <table:table-cell office:value-type="string">
            <text:p>Yes-2</text:p>
          </table:table-cell>
          <table:table-cell office:value-type="string">
            <text:p>2 TCEs, 1 for primary, 1 for secondary</text:p>
          </table:table-cell>
        </table:table-row>
        <table:table-row table:style-name="ro2">
          <table:table-cell office:value-type="string">
            <text:p>Matching TCE</text:p>
          </table:table-cell>
          <table:table-cell office:value-type="string">
            <text:p>Yes-Primary</text:p>
          </table:table-cell>
          <table:table-cell office:value-type="string">
            <text:p>1 TCE matches the primary</text:p>
          </table:table-cell>
        </table:table-row>
        <table:table-row table:style-name="ro2">
          <table:table-cell office:value-type="string">
            <text:p>Matching TCE</text:p>
          </table:table-cell>
          <table:table-cell office:value-type="string">
            <text:p>Yes-Secondary</text:p>
          </table:table-cell>
          <table:table-cell office:value-type="string">
            <text:p>1 TCE matches the secondary</text:p>
          </table:table-cell>
        </table:table-row>
        <table:table-row table:style-name="ro3">
          <table:table-cell office:value-type="string">
            <text:p>Matching TCE</text:p>
          </table:table-cell>
          <table:table-cell office:value-type="string">
            <text:p>Yes-FP</text:p>
          </table:table-cell>
          <table:table-cell office:value-type="string">
            <text:p>TCE provides evidence that it is a false positive (usually from centroid offset)</text:p>
          </table:table-cell>
        </table:table-row>
        <table:table-row table:style-name="ro3">
          <table:table-cell office:value-type="string">
            <text:p>Matching TCE</text:p>
          </table:table-cell>
          <table:table-cell office:value-type="string">
            <text:p>No-DifferentDips</text:p>
          </table:table-cell>
          <table:table-cell office:value-type="string">
            <text:p>No matching TCE, though there are TCEs for other dips.</text:p>
          </table:table-cell>
        </table:table-row>
        <table:table-row table:style-name="ro2">
          <table:table-cell office:value-type="string">
            <text:p>Matching TCE</text:p>
          </table:table-cell>
          <table:table-cell office:value-type="string">
            <text:p>No-None</text:p>
          </table:table-cell>
          <table:table-cell office:value-type="string">
            <text:p>No TCE at all.</text:p>
          </table:table-cell>
        </table:table-row>
      </table:table>
      <table:table table:name="Conventions" table:style-name="ta1" table:print="false">
        <table:table-column table:style-name="co1" table:default-cell-style-name="Default"/>
        <table:table-row table:style-name="ro2">
          <table:table-cell office:value-type="string">
            <text:p>The source of epoch, duration, period, dept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7">07/07/2022</text:date>, <text:time>16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7T15:01:04.09</meta:creation-date>
    <dc:date>2022-07-07T16:29:56.45</dc:date>
    <meta:editing-duration>PT1H23M30S</meta:editing-duration>
    <meta:editing-cycles>9</meta:editing-cycles>
    <meta:generator>OpenOffice/4.1.2$Win32 OpenOffice.org_project/412m3$Build-9782</meta:generator>
    <meta:document-statistic meta:table-count="3" meta:cell-count="145" meta:object-count="0"/>
  </office:meta>
</office:document-meta>
</file>